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972df9" officeooo:paragraph-rsid="01972df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972df9" officeooo:paragraph-rsid="01972df9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19ea17f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paragraph-properties fo:margin-top="0.4cm" fo:margin-bottom="0cm" loext:contextual-spacing="false" fo:text-align="start" style:justify-single-word="false"/>
      <style:text-properties style:font-name="Liberation Serif" fo:font-size="12pt" fo:font-weight="bold" officeooo:rsid="019a5e86" officeooo:paragraph-rsid="019a5e86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margin-top="0.4cm" fo:margin-bottom="0cm" loext:contextual-spacing="false" fo:text-align="start" style:justify-single-word="false"/>
      <style:text-properties style:font-name="Liberation Serif" fo:font-size="12pt" fo:font-weight="bold" officeooo:rsid="01972df9" officeooo:paragraph-rsid="019a5e86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margin-top="0.4cm" fo:margin-bottom="0cm" loext:contextual-spacing="false" fo:text-align="start" style:justify-single-word="false"/>
      <style:text-properties style:font-name="Liberation Serif" fo:font-size="12pt" fo:font-style="normal" fo:font-weight="bold" officeooo:rsid="0198b224" officeooo:paragraph-rsid="0198b224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b02ca6" officeooo:paragraph-rsid="019a5e86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972df9" officeooo:paragraph-rsid="01972df9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98b224" officeooo:paragraph-rsid="0198b224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style:font-name="Liberation Serif" fo:font-size="12pt" fo:font-style="normal" fo:font-weight="normal" officeooo:rsid="0198b224" officeooo:paragraph-rsid="0198b22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style:font-name="Liberation Serif" fo:font-size="12pt" fo:font-style="normal" fo:font-weight="normal" officeooo:rsid="019a5e86" officeooo:paragraph-rsid="019a5e86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style:font-name="Liberation Serif" fo:font-size="12pt" fo:font-style="normal" fo:font-weight="normal" officeooo:rsid="019a5e86" officeooo:paragraph-rsid="019cf9c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9a5e86" officeooo:paragraph-rsid="019a5e8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972df9" officeooo:paragraph-rsid="01972df9" style:font-size-asian="10.5pt" style:font-style-asian="normal" style:font-weight-asian="normal" style:font-size-complex="12pt" style:font-style-complex="normal" style:font-weight-complex="normal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0c8d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9a5e86" style:font-weight-asian="bold" style:font-weight-complex="bold"/>
    </style:style>
    <style:style style:name="T4" style:family="text">
      <style:text-properties officeooo:rsid="0198b224"/>
    </style:style>
    <style:style style:name="T5" style:family="text">
      <style:text-properties officeooo:rsid="019a5e86"/>
    </style:style>
    <style:style style:name="T6" style:family="text">
      <style:text-properties officeooo:rsid="019bc3f9"/>
    </style:style>
    <style:style style:name="T7" style:family="text">
      <style:text-properties officeooo:rsid="019bea67"/>
    </style:style>
    <style:style style:name="T8" style:family="text">
      <style:text-properties officeooo:rsid="019cf9cf"/>
    </style:style>
    <style:style style:name="T9" style:family="text">
      <style:text-properties fo:font-size="10pt" fo:font-style="normal" officeooo:rsid="008c0241" style:font-size-asian="10pt" style:font-style-asian="normal" style:font-size-complex="10pt" style:font-style-complex="normal"/>
    </style:style>
    <style:style style:name="T10" style:family="text">
      <style:text-properties fo:font-size="10pt" fo:font-style="normal" officeooo:rsid="0187e578" style:font-size-asian="10pt" style:font-style-asian="normal" style:font-size-complex="10pt" style:font-style-complex="normal"/>
    </style:style>
    <style:style style:name="T11" style:family="text">
      <style:text-properties fo:font-size="10pt" fo:font-style="normal" officeooo:rsid="018ad6fb" style:font-size-asian="10pt" style:font-style-asian="normal" style:font-size-complex="10pt" style:font-style-complex="normal"/>
    </style:style>
    <style:style style:name="T12" style:family="text">
      <style:text-properties fo:font-size="10pt" fo:font-style="normal" officeooo:rsid="008d8b17" style:font-size-asian="10pt" style:font-style-asian="normal" style:font-size-complex="10pt" style:font-style-complex="normal"/>
    </style:style>
    <style:style style:name="T13" style:family="text">
      <style:text-properties fo:font-size="10pt" fo:font-style="normal" fo:font-weight="bold" officeooo:rsid="0187e578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187e578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840c47" style:font-style-asian="normal" style:font-style-complex="normal"/>
    </style:style>
    <style:style style:name="T18" style:family="text">
      <style:text-properties fo:font-style="normal" officeooo:rsid="01815551" style:font-style-asian="normal" style:font-style-complex="normal"/>
    </style:style>
    <style:style style:name="T19" style:family="text">
      <style:text-properties fo:font-style="normal" officeooo:rsid="0187e578" style:font-style-asian="normal" style:font-style-complex="normal"/>
    </style:style>
    <style:style style:name="T20" style:family="text">
      <style:text-properties fo:font-style="normal" officeooo:rsid="019cf9cf" style:font-style-asian="normal" style:font-style-complex="normal"/>
    </style:style>
    <style:style style:name="T21" style:family="text">
      <style:text-properties fo:font-style="normal" officeooo:rsid="0198b224" style:font-style-asian="normal" style:font-style-complex="normal"/>
    </style:style>
    <style:style style:name="T22" style:family="text">
      <style:text-properties fo:font-style="normal" officeooo:rsid="0198b224" style:font-size-asian="10.5pt" style:font-style-asian="normal" style:font-style-complex="normal"/>
    </style:style>
    <style:style style:name="T23" style:family="text">
      <style:text-properties fo:font-style="normal" officeooo:rsid="019cf9cf" style:font-size-asian="10.5pt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ie folgenden Tipps sollen dir helfen, einen guten Vortrag zu halten:</text:p>
      <text:p text:style-name="P4"/>
      <text:list xml:id="list1436662239" text:style-name="L1">
        <text:list-item>
          <text:p text:style-name="P6">Zur Vorbereitung … </text:p>
          <text:list>
            <text:list-item>
              <text:p text:style-name="P9"><text:span text:style-name="T5">… </text:span><text:span text:style-name="T3">ü</text:span><text:span text:style-name="T2">be</text:span> <text:span text:style-name="T5">deinen Vortrag – nicht vor dem Spiegel, sondern vor einem kleinen Publikum. <text:line-break/>In dieser Unterrichtsreihe kannst du mit deiner/m Partner*in üben.<text:line-break/>Den Vortrag zu üben hilft später sehr – du hast schon im Kopf, was du sagen möchtest, und kannst Fehler und Unsicherheiten noch korrigieren.</text:span></text:p>
            </text:list-item>
          </text:list>
        </text:list-item>
        <text:list-item>
          <text:p text:style-name="P7">Zu Beginn …</text:p>
          <text:list>
            <text:list-item>
              <text:p text:style-name="P10">… ist es wichtig, das Interesse der Zuhörer zu gewinnen. <text:line-break/>Falls sich die Zuhörer noch unterhalten, warte, bis sie ruhig sind.</text:p>
            </text:list-item>
            <text:list-item>
              <text:p text:style-name="P10">Das Interesse der Zuhörer kann durch ein <text:span text:style-name="T2">Bild</text:span> geweckt werden, das <text:span text:style-name="T4">vor</text:span> dem Vortrag schon gezeigt wird.</text:p>
            </text:list-item>
            <text:list-item>
              <text:p text:style-name="P10">Eine andere Möglichkeit ist, das Publikum durch eine (einfache) <text:span text:style-name="T2">Frage</text:span> einzubeziehen.<text:line-break/>Beispiel: Wer von euch hat einen Computer zu Hause?</text:p>
            </text:list-item>
            <text:list-item>
              <text:p text:style-name="P10">Du kannst dich auch auf ein aktuelles <text:span text:style-name="T2">Ereignis</text:span> beziehen, dass den Zuhörern bekannt ist,</text:p>
            </text:list-item>
            <text:list-item>
              <text:p text:style-name="P11">oder den Zuhörern ein <text:span text:style-name="T2">persönliches Erlebnis</text:span> erzählen, das sich irgendwie mit dem Thema verbinden lässt.</text:p>
            </text:list-item>
            <text:list-item>
              <text:p text:style-name="P11">Etwas <text:span text:style-name="T2">witziges</text:span> eignet sich ebenso,</text:p>
            </text:list-item>
            <text:list-item>
              <text:p text:style-name="P11">eventuell auch eine <text:span text:style-name="T2">Provokation</text:span>, <text:span text:style-name="T7">die z.B. die Vorstellungen des Publikums in Frage stellt.</text:span></text:p>
            </text:list-item>
          </text:list>
        </text:list-item>
        <text:list-item>
          <text:p text:style-name="P8">Während des Vortrags … <text:s/></text:p>
          <text:list>
            <text:list-item>
              <text:p text:style-name="P12"><text:span text:style-name="T5">… n</text:span>utze eine <text:span text:style-name="T2">lebhafte Sprache</text:span>: viele Hauptsätze, möglichst wenig<text:span text:style-name="T8">e</text:span> komplizierte Nebensätze. Wiederholungen sind erlaubt, dann merken sich die Zuhörer <text:span text:style-name="T8">das Gesagte</text:span> <text:span text:style-name="T8">besser</text:span>. <text:span text:style-name="T8">B</text:span>etone beim Reden <text:span text:style-name="T8">eher </text:span>Verben <text:span text:style-name="T8">als</text:span> Substantive.</text:p>
            </text:list-item>
            <text:list-item>
              <text:p text:style-name="P12">Eine aktive <text:span text:style-name="T2">Körpersprache</text:span> macht den Vortrag lebhafter. Du kannst sogar eine Hand dabei in der Hosentasche lassen, solange du mit dem anderen Arm anschaulich gestikulierst. </text:p>
            </text:list-item>
            <text:list-item>
              <text:p text:style-name="P12">Neben Inhalt und Körpersprache ist die <text:span text:style-name="T2">Stimme</text:span> der wichtigste Spannungsfaktor im Vortrag. <text:span text:style-name="T5">Variiere zum Beispiel deine Lautstärke, oder die Art zu sprechen, je nach Inhalt. </text:span>Erstaunliche Fakten <text:span text:style-name="T8">wirken</text:span> beispielsweise noch erstaunlicher, wenn <text:span text:style-name="T5">du d</text:span>ich selbst überrascht anhör<text:span text:style-name="T5">st</text:span>.</text:p>
            </text:list-item>
            <text:list-item>
              <text:p text:style-name="P13"><text:span text:style-name="T8">Für Vorträge allgemein gilt: </text:span><text:span text:style-name="T2">Fachbegriffe</text:span> sollten sparsam eingesetzt werden. Falls du etwas <text:span text:style-name="T8">in </text:span>einfach<text:span text:style-name="T8">er Sprache</text:span> umschreiben kannst, ist das glaubwürdiger und verständlicher.<text:line-break/><text:span text:style-name="T8">In dieser Unterrichtsreihe sollst du Fachbegriffe erläutern, daher gehören sie natürlich dazu.</text:span></text:p>
            </text:list-item>
            <text:list-item>
              <text:p text:style-name="P13"><text:span text:style-name="T2">Blickkontakt</text:span> ist wichtig – was nicht einfach ist, wenn du aufgeregt bist. Ein Trick: Suche freundliche Gesichter im Publikum und schau sie ab und zu an (<text:span text:style-name="T8">nur </text:span>nicht zu lange).</text:p>
            </text:list-item>
            <text:list-item>
              <text:p text:style-name="P14">Vermeide <text:span text:style-name="T2">Verlegenheitslaute</text:span> wie „ähm“ <text:span text:style-name="T8">und</text:span> Füllwörter wie „also“, „eben“, „halt“ usw.<text:line-break/>Wenn du einen Moment nachdenken musst, kannst du einfach kurz schweigen.</text:p>
            </text:list-item>
            <text:list-item>
              <text:p text:style-name="P13"><text:span text:style-name="T2">Lächeln</text:span> während des Vortrags <text:span text:style-name="T6">hilft: es wirkt intelligenter als eine dauerhaft ernste Miene, und hilft auch gegen Nervosität.</text:span></text:p>
            </text:list-item>
          </text:list>
        </text:list-item>
      </text:list>
      <text:p text:style-name="P15"/>
      <text:p text:style-name="P5"><text:span text:style-name="T14"/></text:p>
      <text:p text:style-name="P5"><draw:frame text:anchor-type="paragraph" draw:z-index="0" draw:name="Form1" draw:style-name="gr1" draw:text-style-name="P17" svg:width="1.795cm" svg:height="0.63cm" svg:x="15.198cm" svg:y="0.293cm"><draw:image xlink:href="Pictures/10000000000000580000001F196641809BB809C4.png" xlink:type="simple" xlink:show="embed" xlink:actuate="onLoad" loext:mime-type="image/png"><text:p/></draw:image></draw:frame><text:span text:style-name="T14"/></text:p>
      <text:p text:style-name="P5"><text:span text:style-name="T14">Autor: </text:span><text:span text:style-name="T16">Christian Pothmann – </text:span><text:a xlink:type="simple" xlink:href="https://cpothmann.de/" text:style-name="Internet_20_link" text:visited-style-name="Visited_20_Internet_20_Link"><text:span text:style-name="T16">c</text:span></text:a><text:a xlink:type="simple" xlink:href="https://cpothmann.de/" text:style-name="Internet_20_link" text:visited-style-name="Visited_20_Internet_20_Link"><text:span text:style-name="T17">pothmann.de</text:span></text:a><text:span text:style-name="T17">, f</text:span><text:span text:style-name="T16">reigegeben unter </text:span><text:a xlink:type="simple" xlink:href="https://creativecommons.org/licenses/by-nc-sa/4.0/" text:style-name="Internet_20_link" text:visited-style-name="Visited_20_Internet_20_Link"><text:span text:style-name="T16">CC BY-NC-SA 4.0</text:span></text:a><text:span text:style-name="T16">, </text:span><text:span text:style-name="T18">Februar 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972df9" officeooo:paragraph-rsid="01972df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0c8db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Vortrag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<text:span text:style-name="MT1">TG – Präsentation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2-11T20:17:25.043000000</dc:date>
    <meta:editing-duration>P3DT7H24M24S</meta:editing-duration>
    <meta:editing-cycles>269</meta:editing-cycles>
    <meta:generator>LibreOffice/6.2.5.2$Windows_X86_64 LibreOffice_project/1ec314fa52f458adc18c4f025c545a4e8b22c159</meta:generator>
    <meta:document-statistic meta:table-count="1" meta:image-count="0" meta:object-count="0" meta:page-count="1" meta:paragraph-count="23" meta:word-count="399" meta:character-count="2612" meta:non-whitespace-character-count="2243"/>
  </office:meta>
</office:document-meta>
</file>